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38cm" svg:height="12.29cm" svg:x="0.254cm" svg:y="0.28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19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4-02-06T15:28:53.596942784</meta:creation-date>
    <dc:date>2014-02-06T15:32:06.537989779</dc:date>
    <dc:creator>Behrooz Nobakht</dc:creator>
    <meta:editing-duration>P0D</meta:editing-duration>
    <meta:editing-cycles>1</meta:editing-cycles>
    <meta:generator>LibreOffice/4.1.3.2$Linux_X86_64 LibreOffice_project/4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cccc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-dash="Ultrafine_20_Dashed" svg:stroke-color="#333333" draw:fill="hatch" draw:fill-color="#ff420e" draw:fill-hatch-name="Black_20_45_20_Degrees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39cm" svg:height="12.291cm" xlink:href="." xlink:type="simple" chart:class="chart:bar" chart:style-name="ch1">
        <chart:title svg:x="7.337cm" svg:y="0.381cm" chart:style-name="ch2">
          <text:p>Comparison of Message Roundtrip Execution Time</text:p>
        </chart:title>
        <chart:legend chart:legend-position="end" svg:x="25.582cm" svg:y="5.597cm" style:legend-expansion="high" chart:style-name="ch3"/>
        <chart:plot-area chart:style-name="ch4" chart:data-source-has-labels="both" svg:x="1.762cm" svg:y="2.115cm" svg:width="22.712cm" svg:height="8.753cm">
          <chartooo:coordinate-region svg:x="2.569cm" svg:y="2.314cm" svg:width="21.905cm" svg:height="7.907cm"/>
          <chart:axis chart:dimension="x" chart:name="primary-x" chart:style-name="ch5" chartooo:axis-type="auto">
            <chartooo:date-scale/>
            <chart:title svg:x="9.271cm" svg:y="11.114cm" chart:style-name="ch6">
              <text:p>Sampling Time Percentile Measurement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605cm" chart:style-name="ch8">
              <text:p>Time (micro-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 API</text:p>
              </table:table-cell>
              <table:table-cell office:value-type="string">
                <text:p>Akka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</table:table-cell>
              <table:table-cell office:value-type="float" office:value="8.324">
                <text:p>8.324</text:p>
              </table:table-cell>
              <table:table-cell office:value-type="float" office:value="5.248">
                <text:p>5.24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2.001">
                <text:p>2.001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p( 0.0000)</text:p>
              </table:table-cell>
              <table:table-cell office:value-type="float" office:value="1.943">
                <text:p>1.943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p(50.0000)</text:p>
              </table:table-cell>
              <table:table-cell office:value-type="float" office:value="6.619">
                <text:p>6.619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string">
                <text:p>p(90.0000)</text:p>
              </table:table-cell>
              <table:table-cell office:value-type="float" office:value="7.098">
                <text:p>7.098</text:p>
              </table:table-cell>
              <table:table-cell office:value-type="float" office:value="5.152">
                <text:p>5.152</text:p>
              </table:table-cell>
            </table:table-row>
            <table:table-row>
              <table:table-cell office:value-type="string">
                <text:p>p(95.0000)</text:p>
              </table:table-cell>
              <table:table-cell office:value-type="float" office:value="6.994">
                <text:p>6.994</text:p>
              </table:table-cell>
              <table:table-cell office:value-type="float" office:value="5.278">
                <text:p>5.278</text:p>
              </table:table-cell>
            </table:table-row>
            <table:table-row>
              <table:table-cell office:value-type="string">
                <text:p>p(99.0000)</text:p>
              </table:table-cell>
              <table:table-cell office:value-type="float" office:value="14.887">
                <text:p>14.887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p(99.9000)</text:p>
              </table:table-cell>
              <table:table-cell office:value-type="float" office:value="80.546">
                <text:p>80.546</text:p>
              </table:table-cell>
              <table:table-cell office:value-type="float" office:value="73.472">
                <text:p>73.472</text:p>
              </table:table-cell>
            </table:table-row>
            <table:table-row>
              <table:table-cell office:value-type="string">
                <text:p>p(99.9900)</text:p>
              </table:table-cell>
              <table:table-cell office:value-type="float" office:value="156.776">
                <text:p>156.776</text:p>
              </table:table-cell>
              <table:table-cell office:value-type="float" office:value="113.408">
                <text:p>113.408</text:p>
              </table:table-cell>
            </table:table-row>
            <table:table-row>
              <table:table-cell office:value-type="string">
                <text:p>p(99.9990)</text:p>
              </table:table-cell>
              <table:table-cell office:value-type="float" office:value="198.134">
                <text:p>198.134</text:p>
              </table:table-cell>
              <table:table-cell office:value-type="float" office:value="158.208">
                <text:p>158.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